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2.159cm" svg:x="8.874cm" svg:y="1.381cm">
          <text:p text:style-name="P1">Launc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1T11:26:02.91</meta:creation-date>
    <dc:date>2012-06-01T11:38:51.61</dc:date>
    <meta:editing-duration>PT9M14S</meta:editing-duration>
    <meta:editing-cycles>2</meta:editing-cycles>
    <meta:generator>LibreOffice/3.5$Windows_x86 LibreOffice_project/165a79a-7059095-e13bb37-fef39a4-9503d18</meta:generator>
    <meta:document-statistic meta:object-count="1"/>
  </office:meta>
</office:document-meta>
</file>